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INFANTES VILLAR, MARGOT YOV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YUNG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INFANTES VILLAR, MARGOT YOVAN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GALLINA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NEGRA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COOP. ANCASH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11:25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